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b6fd3" officeooo:paragraph-rsid="000b6fd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b6fd3" officeooo:paragraph-rsid="0011ac7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cd510" officeooo:paragraph-rsid="000cd5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0cd5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0e856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11ac7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dd62" officeooo:paragraph-rsid="000fdd6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9456" officeooo:paragraph-rsid="0013945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8a47" officeooo:paragraph-rsid="00148a4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0cd51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0e856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1394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dd62" officeooo:paragraph-rsid="000fdd6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dd62" officeooo:paragraph-rsid="0013945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9456" officeooo:paragraph-rsid="001394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54e7e" officeooo:paragraph-rsid="00154e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0cd510" style:font-size-asian="10.5pt" style:font-weight-asian="normal" style:font-size-complex="12pt" style:font-weight-complex="normal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text-align="start" style:justify-single-word="false"/>
      <style:text-properties officeooo:paragraph-rsid="000fdd62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139456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2pt" fo:font-weight="normal" officeooo:rsid="000cd510" officeooo:paragraph-rsid="00139456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2pt" fo:font-weight="normal" officeooo:rsid="000cd510" officeooo:paragraph-rsid="000fdd62" style:font-size-asian="10.5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font-size="12pt" fo:font-weight="normal" officeooo:rsid="000cd510" officeooo:paragraph-rsid="00148a47" style:font-size-asian="10.5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paragraph-rsid="000fdd62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paragraph-rsid="000e856d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139456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148a47"/>
    </style:style>
    <style:style style:name="T1" style:family="text">
      <style:text-properties fo:font-size="12pt" fo:font-weight="normal" officeooo:rsid="000cd510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48a47" style:font-size-asian="10.5pt" style:font-weight-asian="normal" style:font-size-complex="12pt" style:font-weight-complex="normal"/>
    </style:style>
    <style:style style:name="T3" style:family="text">
      <style:text-properties officeooo:rsid="000fdd62"/>
    </style:style>
    <style:style style:name="T4" style:family="text">
      <style:text-properties officeooo:rsid="0011ac79"/>
    </style:style>
    <style:style style:name="T5" style:family="text">
      <style:text-properties officeooo:rsid="00148a4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dia Salarial de um Analista de Sistemas</text:p>
      <text:p text:style-name="P1"/>
      <text:p text:style-name="P3">Guia da Carreira</text:p>
      <text:p text:style-name="P10"/>
      <text:list xml:id="list4814072404166959100" text:style-name="L1">
        <text:list-item>
          <text:p text:style-name="P24">Júnior: R$ 5.332,68 </text:p>
        </text:list-item>
        <text:list-item>
          <text:p text:style-name="P24">Pleno: R$ 7.038,45 </text:p>
        </text:list-item>
        <text:list-item>
          <text:p text:style-name="P18">Sênior: R$ 8.630,00 </text:p>
        </text:list-item>
      </text:list>
      <text:p text:style-name="P10"/>
      <text:p text:style-name="P7">Piso Salarial</text:p>
      <text:p text:style-name="P11"/>
      <text:list xml:id="list173902373420486" text:continue-numbering="true" text:style-name="L1">
        <text:list-item>
          <text:p text:style-name="P25">Júnior: R$ 3687,00 <text:s/></text:p>
        </text:list-item>
        <text:list-item>
          <text:p text:style-name="P26">Pleno: R$ <text:s/>4096,67 </text:p>
        </text:list-item>
        <text:list-item>
          <text:p text:style-name="P19"><text:span text:style-name="T1">Sênior: R$ 5047,51 </text:span><text:s/><text:span text:style-name="T1"><text:s/></text:span></text:p>
        </text:list-item>
      </text:list>
      <text:p text:style-name="P10"/>
      <text:p text:style-name="P2">Média Salarial de um <text:span text:style-name="T4">Programador</text:span></text:p>
      <text:p text:style-name="P10"/>
      <text:p text:style-name="P8">Sine – Site Nacional de Emprego</text:p>
      <text:p text:style-name="P12"/>
      <text:list xml:id="list173901536459547" text:continue-numbering="true" text:style-name="L1">
        <text:list-item>
          <text:p text:style-name="P27">Júnior: R$ <text:bookmark text:name="spanJuniorMedia"/>2902.94 <text:s/></text:p>
        </text:list-item>
        <text:list-item>
          <text:p text:style-name="P27">Pleno: R$ <text:s/><text:bookmark text:name="spanPlenoMedia"/>3628.68 </text:p>
        </text:list-item>
        <text:list-item>
          <text:p text:style-name="P20"><text:span text:style-name="T1">Sênior: R$ </text:span><text:bookmark text:name="spanSeniorMedia"/><text:span text:style-name="T1">4535.85 </text:span><text:s/><text:span text:style-name="T1"><text:s/></text:span></text:p>
        </text:list-item>
      </text:list>
      <text:p text:style-name="P8"/>
      <text:p text:style-name="P9">Exame</text:p>
      <text:p text:style-name="P9"/>
      <text:list xml:id="list173903310483860" text:continue-numbering="true" text:style-name="L1">
        <text:list-item>
          <text:p text:style-name="P27">Júnior: R$ <text:bookmark text:name="spanJuniorMedia1"/><text:span text:style-name="T5">3.100,00</text:span></text:p>
        </text:list-item>
        <text:list-item>
          <text:p text:style-name="P27">Pleno: R$ <text:s/><text:bookmark text:name="spanPlenoMedia1"/><text:span text:style-name="T5">5.550,00</text:span> </text:p>
        </text:list-item>
        <text:list-item>
          <text:p text:style-name="P21">Sênior: R$ <text:bookmark text:name="spanSeniorMedia1"/><text:span text:style-name="T5">8.000,00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édia <text:span text:style-name="T4">de um Analista</text:span></text:p>
      <text:p text:style-name="P5"/>
      <text:list xml:id="list173902207159585" text:continue-numbering="true" text:style-name="L1">
        <text:list-item>
          <text:p text:style-name="P25">Júnior: R$ <text:span text:style-name="T3">4.509,84</text:span></text:p>
        </text:list-item>
        <text:list-item>
          <text:p text:style-name="P25">Pleno: R$ <text:s/><text:span text:style-name="T3">5.554,06</text:span></text:p>
        </text:list-item>
        <text:list-item>
          <text:p text:style-name="P22">Sênior: R$ 6.838,75</text:p>
        </text:list-item>
      </text:list>
      <text:p text:style-name="P10"/>
      <text:p text:style-name="P6">Média <text:span text:style-name="T4">de um Programador</text:span></text:p>
      <text:p text:style-name="P4"/>
      <text:list xml:id="list173903570912389" text:continue-numbering="true" text:style-name="L1">
        <text:list-item>
          <text:p text:style-name="P28">Júnior: R$ <text:span text:style-name="T2">3001,47</text:span></text:p>
        </text:list-item>
        <text:list-item>
          <text:p text:style-name="P28">Pleno: R$ <text:s/><text:span text:style-name="T5">4589,34</text:span></text:p>
        </text:list-item>
        <text:list-item>
          <text:p text:style-name="P23">Sênior: R$ 6267,925</text:p>
        </text:list-item>
      </text:list>
      <text:p text:style-name="P10"/>
      <text:p text:style-name="P10"/>
      <text:p text:style-name="P10"/>
      <text:p text:style-name="P3"/>
      <text:p text:style-name="P3"/>
      <text:p text:style-name="P3"><text:soft-page-break/>Fontes:</text:p>
      <text:p text:style-name="P3"/>
      <text:p text:style-name="P12">Guia da Carreira </text:p>
      <text:p text:style-name="P12"><text:tab/>&lt;<text:a xlink:type="simple" xlink:href="http://www.guiadacarreira.com.br/salarios/quanto-ganha-um-analista-de-sistemas" text:style-name="Internet_20_link" text:visited-style-name="Visited_20_Internet_20_Link">http://www.guiadacarreira.com.br/salarios/quanto-ganha-um-analista-de-sistemas</text:a>/&gt;</text:p>
      <text:p text:style-name="P10"/>
      <text:p text:style-name="P14">Piso Salarial </text:p>
      <text:p text:style-name="P14"><text:tab/>&lt;<text:a xlink:type="simple" xlink:href="http://www.pisosalarial.com.br/salarios/tabela-salarial/" text:style-name="Internet_20_link" text:visited-style-name="Visited_20_Internet_20_Link">http://www.pisosalarial.com.br/salarios/tabela-salarial/</text:a>&gt;</text:p>
      <text:p text:style-name="P13"/>
      <text:p text:style-name="P15">Sine </text:p>
      <text:p text:style-name="P15"><text:tab/>&lt;<text:a xlink:type="simple" xlink:href="https://www.sine.com.br/media-salarial-para-programador" text:style-name="Internet_20_link" text:visited-style-name="Visited_20_Internet_20_Link">https://www.sine.com.br/media-salarial-para-programador</text:a>&gt; </text:p>
      <text:p text:style-name="P15"/>
      <text:p text:style-name="P16">Exame </text:p>
      <text:p text:style-name="P16"><text:tab/>&lt;<text:a xlink:type="simple" xlink:href="http://exame.abril.com.br/carreira/estes-sao-os-salarios-no-brasil-para-8-areas-de-ti/" text:style-name="Internet_20_link" text:visited-style-name="Visited_20_Internet_20_Link">http://exame.abril.com.br/carreira/estes-sao-os-salarios-no-brasil-para-8-areas-de-ti/</text:a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7S</meta:editing-duration>
    <meta:editing-cycles>6</meta:editing-cycles>
    <meta:generator>LibreOffice/5.1.6.2$Windows_x86 LibreOffice_project/07ac168c60a517dba0f0d7bc7540f5afa45f0909</meta:generator>
    <dc:date>2017-05-31T17:39:01.244000000</dc:date>
    <meta:document-statistic meta:table-count="0" meta:image-count="0" meta:object-count="0" meta:page-count="2" meta:paragraph-count="35" meta:word-count="115" meta:character-count="886" meta:non-whitespace-character-count="793"/>
    <meta:user-defined meta:name="Info 1"/>
    <meta:user-defined meta:name="Info 2"/>
    <meta:user-defined meta:name="Info 3"/>
    <meta:user-defined meta:name="Info 4"/>
  </office:meta>
</office:document-meta>
</file>